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3608" calcext:value-type="float">
            <text:p>103.5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688" calcext:value-type="float">
            <text:p>104.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952" calcext:value-type="float">
            <text:p>102.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8288" calcext:value-type="float">
            <text:p>102.8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432" calcext:value-type="float">
            <text:p>103.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4792" calcext:value-type="float">
            <text:p>104.6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2968" calcext:value-type="float">
            <text:p>102.2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3248" calcext:value-type="float">
            <text:p>100.6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7248" calcext:value-type="float">
            <text:p>102.1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3928" calcext:value-type="float">
            <text:p>98.4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201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676" calcext:value-type="float">
            <text:p>95.9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7016" calcext:value-type="float">
            <text:p>94.9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200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7648" calcext:value-type="float">
            <text:p>93.9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5896" calcext:value-type="float">
            <text:p>93.6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8664" calcext:value-type="float">
            <text:p>87.6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200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136" calcext:value-type="float">
            <text:p>89.4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9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3432" calcext:value-type="float">
            <text:p>74.7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8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8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9384" calcext:value-type="float">
            <text:p>74.3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1416" calcext:value-type="float">
            <text:p>73.0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8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8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8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8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7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7288" calcext:value-type="float">
            <text:p>72.0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7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7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7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7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7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7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6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6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6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5201</text:p>
          </table:table-cell>
          <table:table-cell office:value-type="string" calcext:value-type="string">
            <text:p>Sunray 1 NW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